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1D03EB5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7.779cm" table:align="left"/>
    </style:style>
    <style:style style:name="Table4.A" style:family="table-column">
      <style:table-column-properties style:column-width="7.779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text-properties fo:font-weight="bold" style:font-weight-asian="bold" style:font-weight-complex="bold"/>
    </style:style>
    <style:style style:name="P7" style:family="paragraph" style:parent-style-name="Contents_20_1">
      <style:paragraph-properties fo:text-align="end" style:justify-single-word="false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4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4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 ,<text:text-input text:description="&lt;/if&gt;">&lt;/if&gt;</text:text-input></text:p>
      <text:p text:style-name="P4"><text:text-input text:description="&lt;/if&gt;">&lt;/if&gt;</text:text-input></text:p>
      <text:p text:style-name="P4"><text:soft-page-break/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 pour dépistage de la rétinopathie diabètique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formatLang(o.partner_id.dob,date=True)&gt;">partner_id.dob</text:text-input>), pour consultation ophtalmologique et dépistage de la rétinopathie diabètique dans le cadre d'un diabète de type 2.</text:p>
      <text:p text:style-name="P4"><text:text-input text:description="&lt;/if&gt;">&lt;/if&gt;</text:text-input></text:p>
      <text:p text:style-name="P4"><text:text-input text:description="&lt;if test=&quot;o.HbA1c&quot;&gt;">&lt;if test="o.HbA1c"&gt;</text:text-input></text:p>
      <text:p text:style-name="P4"><text:text-input text:description="&lt;if test=&quot;o.receiver_partner is False&quot;&gt;">&lt;if test="o.receiver_partner is False"&gt;</text:text-input>Son<text:text-input text:description="&lt;/if&gt;">&lt;/if&gt;</text:text-input><text:text-input text:description="&lt;if test=&quot;o.receiver_partner is True&quot;&gt;">&lt;if test="o.receiver_partner is True"&gt;</text:text-input>Votre<text:text-input text:description="&lt;/if&gt;">&lt;/if&gt;</text:text-input> HbA1c est à <text:text-input text:description="&lt;o.HbA1c&gt;">&lt;o.HbA1c&gt;</text:text-input> % en <text:text-input text:description="&lt;o.quand&gt;">quand</text:text-input></text:p>
      <text:p text:style-name="P4"><text:text-input text:description="&lt;/if&gt;">&lt;/if&gt;</text:text-input></text:p>
      <text:p text:style-name="P4"><text:text-input text:description="&lt;if test=&quot;o.HbA1c == 0&quot;&gt;">&lt;if test="o.HbA1c"&gt;</text:text-input></text:p>
      <text:p text:style-name="P4">Je n'ai pas retrouvé de chiffre d'HbA1c récent dans son carnet vert.</text:p>
      <text:p text:style-name="P4"><text:text-input text:description="&lt;/if&gt;">&lt;/if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(<text:text-input text:description="&lt;line.qualif_od&gt;">va_od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(<text:text-input text:description="&lt;line.qualif_os&gt;">va_os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&lt;/for&gt;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8"><text:text-input text:description="&lt;/otherwise&gt;">&lt;/otherwise&gt;</text:text-input></text:p>
      <text:p text:style-name="P2"><text:soft-page-break/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ps_od == line.ps_os&quot;&gt;">&lt;when test="line.ps_od == line.ps_os"&gt;</text:text-input></text:p>
      <text:p text:style-name="P8">ODG : <text:text-input text:description="&lt;line.ps_od&gt;">p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10">Conclusion :</text:p>
      <text:p text:style-name="P10">Absence de rétinopathie diabètique ODG. Nouvelle consultation dans un an (<text:text-input text:description="&lt;o.next_meeting&gt;">next_meeting</text:text-input>) et avant en cas de signe fonctionnel ophtalmologique.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3"><draw:frame draw:style-name="fr1" draw:name="graphics1" text:anchor-type="paragraph" svg:x="12.469cm" svg:y="0cm" svg:width="4.87cm" svg:height="1.473cm" draw:z-index="0"><draw:image xlink:href="Pictures/1000020100000409000001661D03EB55.png" xlink:type="simple" xlink:show="embed" xlink:actuate="onLoad"/></draw:frame></text:p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6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7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<text:soft-page-break/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7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8-04T14:32:04</dc:date>
    <meta:editing-duration>P1DT46M37S</meta:editing-duration>
    <meta:editing-cycles>174</meta:editing-cycles>
    <dc:creator>L. FRANCOIS</dc:creator>
    <meta:document-statistic meta:table-count="3" meta:image-count="1" meta:object-count="0" meta:page-count="4" meta:paragraph-count="122" meta:word-count="451" meta:character-count="4026" meta:non-whitespace-character-count="3688"/>
  </office:meta>
</office:document-meta>
</file>